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68" calcext:value-type="float">
            <text:p>1068</text:p>
          </table:table-cell>
          <table:table-cell table:style-name="ce7" table:formula="of:=COUNTIF([.B7:.B1095];&quot;X&quot;)" office:value-type="float" office:value="915" calcext:value-type="float">
            <text:p>915</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32" calcext:value-type="float">
            <text:p>113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176">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14">00/00/0000</text:date>, <text:time style:data-style-name="N2" text:time-value="22:31:51.1314073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14T22:32:10.775521271</dc:date>
    <meta:editing-duration>P1DT5H4M42S</meta:editing-duration>
    <meta:editing-cycles>1068</meta:editing-cycles>
    <meta:document-statistic meta:table-count="1" meta:cell-count="6435" meta:object-count="0"/>
  </office:meta>
</office:document-meta>
</file>